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oUtil.getText( InputStream theStream , String theCharse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oUtil.getText( InputStream the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